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ec64" officeooo:paragraph-rsid="001aec64"/>
    </style:style>
    <style:style style:name="P2" style:family="paragraph" style:parent-style-name="Title">
      <style:text-properties officeooo:rsid="001aec64" officeooo:paragraph-rsid="001ae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ic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7:58:40.128680096</meta:creation-date>
    <dc:date>2018-07-13T17:59:33.973431558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5.2$Linux_X86_64 LibreOffice_project/54c8cbb85f300ac59db32fe8a675ff7683cd5a16</meta:generator>
  </office:meta>
</office:document-meta>
</file>